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font-size="24pt" fo:font-style="italic"/>
    </style:style>
    <style:style style:name="T6" style:family="text">
      <style:text-properties fo:color="#23ff23" fo:font-size="24pt"/>
    </style:style>
    <style:style style:name="T7" style:family="text">
      <style:text-properties fo:color="#ffff00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memory models</presentation:footer-decl>
      <presentation:footer-decl presentation:name="ftr2">CMPTxxxx</presentation:footer-decl>
      <presentation:date-time-decl presentation:name="dtd1" presentation:source="fixed">23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penMP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5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5.14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Memory</text:span> model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hared</text:span> (<text:span text:style-name="T2">SMP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stributed</text:span> (<text:span text:style-name="T2">cluster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ybrid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Programming</text:span> model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hreads</text:span> (<text:span text:style-name="T2">PThreads</text:span>, <text:span text:style-name="T2">OpenMP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ssage</text:span> passing (<text:span text:style-name="T2">MPI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a</text:span>-<text:span text:style-name="T1">parallel</text:span> (<text:span text:style-name="T2">HPF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ybrid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utomatic</text:span> vs. <text:span text:style-name="T1">manual</text:span> paralleliz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n industry standard <text:span text:style-name="T1">API</text:span> for <text:span text:style-name="T1">shared-memory</text:span> parallelism for <text:span text:style-name="T1">high-performance</text:span> computing</text:p>
              </text:list-item>
            </text:list>
            <text:list text:style-name="L3">
              <text:list-item>
                <text:p text:style-name="P3">Programmers <text:span text:style-name="T1">interface</text:span> to OpenMP via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iler</text:span> directives (<text:span text:style-name="T2">#pragma omp parallel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brary <text:span text:style-name="T1">subroutines</text:span> (<text:span text:style-name="T2">omp_get_num_threads()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nvironment</text:span> variables (<text:span text:style-name="T2">OMP_NUM_THREADS</text:span>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ork/join</text:span> threading model:</text:p>
              </text:list-item>
            </text:list>
            <text:list text:style-name="L3">
              <text:list-item>
                <text:list>
                  <text:list-item>
                    <text:p text:style-name="P4">Fork at start of a parallel constru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oin (implied barrier) at end of construc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 parallel construc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#pragma omp </text:span><text:span text:style-name="T1">parallel</text:span></text:p>
              </text:list-item>
            </text:list>
            <text:list text:style-name="L3">
              <text:list-item>
                <text:list>
                  <text:list-item>
                    <text:p text:style-name="P4">Code <text:span text:style-name="T1">duplicated</text:span> to all thread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#pragma omp </text:span><text:span text:style-name="T1">for</text:span></text:p>
              </text:list-item>
            </text:list>
            <text:list text:style-name="L3">
              <text:list-item>
                <text:list>
                  <text:list-item>
                    <text:p text:style-name="P4">Distribute <text:span text:style-name="T1">iterations</text:span> of a for loop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#pragma omp </text:span><text:span text:style-name="T1">sec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#pragma omp </text:span><text:span text:style-name="T1">s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#pragma omp s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section has different <text:span text:style-name="T1">code</text:span>, one thread per s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iling with OpenMP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OpenMP</text:span> has newly been added to gcc/g++ <text:span text:style-name="T2">4.1.0</text:span></text:p>
              </text:list-item>
            </text:list>
            <text:list text:style-name="L3">
              <text:list-item>
                <text:list>
                  <text:list-item>
                    <text:p text:style-name="P4">Also in <text:span text:style-name="T2">MSVC 2005</text:span> (not .NET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clude</text:span>: <text:span text:style-name="T2">#include &lt;omp.h&gt;</text:span></text:p>
              </text:list-item>
            </text:list>
            <text:list text:style-name="L3">
              <text:list-item>
                <text:p text:style-name="P3"><text:span text:style-name="T1">Compile</text:span> with flag: <text:span text:style-name="T2">-fopenmp</text:span></text:p>
              </text:list-item>
            </text:list>
            <text:list text:style-name="L3">
              <text:list-item>
                <text:p text:style-name="P3"><text:span text:style-name="T1">Link</text:span> with: <text:span text:style-name="T2">-lgomp</text:span> (GNU OpenMP)</text:p>
              </text:list-item>
            </text:list>
            <text:list text:style-name="L3">
              <text:list-item>
                <text:p text:style-name="P3">See sample <text:span text:style-name="T1">Makefiles</text:span> on <text:span text:style-name="T2">carmel</text:span> under<text:line-break/><text:span text:style-name="T3">/home/seanho/cmpt370/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hared vs. private variables</text:p>
          </draw:text-box>
        </draw:frame>
        <draw:frame presentation:style-name="pr5" draw:text-style-name="P3" draw:layer="layout" svg:width="25.199cm" svg:height="14.69cm" svg:x="1.4cm" svg:y="4.507cm" presentation:class="outline" presentation:user-transformed="true">
          <draw:text-box>
            <text:list text:style-name="L3">
              <text:list-item>
                <text:p text:style-name="P3">By default, most <text:span text:style-name="T1">variables</text:span> in OpenMP are <text:span text:style-name="T1">shared</text:span> by all threads</text:p>
              </text:list-item>
            </text:list>
            <text:list text:style-name="L3">
              <text:list-item>
                <text:list>
                  <text:list-item>
                    <text:p text:style-name="P4">Except variables declared within a block <text:span text:style-name="T1">inside</text:span> a parallel reg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 can <text:span text:style-name="T1">declare</text:span> a variable to be <text:span text:style-name="T2">private</text:span> to each th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 a <text:span text:style-name="T2">reduce</text:span> operation to combine <text:span text:style-name="T1">partial</text:span> results from each thread (more later)<text:line-break/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helloworld.c</text:span> example on <text:span text:style-name="T2">carmel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/home/seanho/cmpt370/helloworld/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penMP synchronization pragmas</text:p>
          </draw:text-box>
        </draw:frame>
        <draw:frame presentation:style-name="pr5" draw:text-style-name="P3" draw:layer="layout" svg:width="25.199cm" svg:height="14.815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#pragma omp</text:span> <text:span text:style-name="T1">parallel</text:span></text:p>
              </text:list-item>
            </text:list>
            <text:list text:style-name="L3">
              <text:list-item>
                <text:list>
                  <text:list-item>
                    <text:p text:style-name="P4">Next block (use <text:span text:style-name="T2">{}</text:span>) is a <text:span text:style-name="T1">parallel</text:span> sec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#pragma omp</text:span> <text:span text:style-name="T1">critical</text:span></text:p>
              </text:list-item>
            </text:list>
            <text:list text:style-name="L3">
              <text:list-item>
                <text:list>
                  <text:list-item>
                    <text:p text:style-name="P4">Next block should be <text:span text:style-name="T1">one-thread-at-a-tim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#pragma omp</text:span> <text:span text:style-name="T1">single</text:span></text:p>
              </text:list-item>
            </text:list>
            <text:list text:style-name="L3">
              <text:list-item>
                <text:list>
                  <text:list-item>
                    <text:p text:style-name="P4">next block should be done by <text:span text:style-name="T1">only one</text:span> of the thread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#pragma omp</text:span> <text:span text:style-name="T1">barrier</text:span></text:p>
              </text:list-item>
            </text:list>
            <text:list text:style-name="L3">
              <text:list-item>
                <text:list>
                  <text:list-item>
                    <text:p text:style-name="P4">Wait here for all threads: <text:span text:style-name="T1">synchronization</text:span> point</text:p>
                  </text:list-item>
                </text:list>
              </text:list-item>
            </text:list>
            <text:list text:style-name="L3">
              <text:list-item>
                <text:p text:style-name="P3">Others: <text:span text:style-name="T2">master</text:span>, <text:span text:style-name="T2">ordered</text:span>, <text:span text:style-name="T2">atomic</text:span>, <text:span text:style-name="T2">flush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many threads?</text:p>
          </draw:text-box>
        </draw:frame>
        <draw:frame presentation:style-name="pr5" draw:text-style-name="P3" draw:layer="layout" svg:width="25.199cm" svg:height="14.415cm" svg:x="1.4cm" svg:y="4.507cm" presentation:class="outline" presentation:user-transformed="true">
          <draw:text-box>
            <text:list text:style-name="L3">
              <text:list-item>
                <text:p text:style-name="P3"><text:span text:style-name="T4">Can have </text:span><text:span text:style-name="T1">fewer</text:span><text:span text:style-name="T4"> </text:span><text:span text:style-name="T2">threads</text:span><text:span text:style-name="T4"> than physical </text:span><text:span text:style-name="T2">processo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sting</text:span><text:span text:style-name="T4"> the other processor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Or </text:span><text:span text:style-name="T1">more</text:span><text:span text:style-name="T4"> threads than processo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Threads will </text:span><text:span text:style-name="T1">queue</text:span><text:span text:style-name="T4">, waiting for a free CPU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By default, OpenMP will use </text:span><text:span text:style-name="T1">as many</text:span><text:span text:style-name="T4"> threads as there are processors (</text:span><text:span text:style-name="T2">8</text:span><text:span text:style-name="T4"> on carmel)</text:span></text:p>
              </text:list-item>
            </text:list>
            <text:list text:style-name="L3">
              <text:list-item>
                <text:p text:style-name="P3"><text:span text:style-name="T4">Change at runtime with </text:span><text:span text:style-name="T1">environment</text:span><text:span text:style-name="T4"> variabl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MP_NUM_THREADS=1 ./helloworl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Can also change inside program with a library </text:span><text:span text:style-name="T1">subrouti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 library routines</text:p>
          </draw:text-box>
        </draw:frame>
        <draw:frame presentation:style-name="pr5" draw:text-style-name="P3" draw:layer="layout" svg:width="25.199cm" svg:height="15.251cm" svg:x="1.4cm" svg:y="4.507cm" presentation:class="outline" presentation:user-transformed="true">
          <draw:text-box>
            <text:list text:style-name="L3">
              <text:list-item>
                <text:p text:style-name="P3"><text:span text:style-name="T4">int</text:span><text:span text:style-name="T2"> omp_get_num_threads()</text:span></text:p>
              </text:list-item>
            </text:list>
            <text:list text:style-name="L3">
              <text:list-item>
                <text:p text:style-name="P3">int <text:span text:style-name="T2">omp_set_num_threads()</text:span></text:p>
              </text:list-item>
            </text:list>
            <text:list text:style-name="L3">
              <text:list-item>
                <text:list>
                  <text:list-item>
                    <text:p text:style-name="P4">How many <text:span text:style-name="T1">threads</text:span> are currently in use</text:p>
                  </text:list-item>
                </text:list>
              </text:list-item>
            </text:list>
            <text:list text:style-name="L3">
              <text:list-item>
                <text:p text:style-name="P3">int <text:span text:style-name="T2">omp_get_thread_num()</text:span></text:p>
              </text:list-item>
            </text:list>
            <text:list text:style-name="L3">
              <text:list-item>
                <text:list>
                  <text:list-item>
                    <text:p text:style-name="P4">Which thread <text:span text:style-name="T1">id</text:span> I am</text:p>
                  </text:list-item>
                </text:list>
              </text:list-item>
            </text:list>
            <text:list text:style-name="L3">
              <text:list-item>
                <text:p text:style-name="P3">double <text:span text:style-name="T2">omp_get_wtime()</text:span></text:p>
              </text:list-item>
            </text:list>
            <text:list text:style-name="L3">
              <text:list-item>
                <text:list>
                  <text:list-item>
                    <text:p text:style-name="P4">Get <text:span text:style-name="T1">wall-clock</text:span> time in number of ticks</text:p>
                  </text:list-item>
                </text:list>
              </text:list-item>
            </text:list>
            <text:list text:style-name="L3">
              <text:list-item>
                <text:p text:style-name="P3">double <text:span text:style-name="T2">omp_get_wtick()</text:span></text:p>
              </text:list-item>
            </text:list>
            <text:list text:style-name="L3">
              <text:list-item>
                <text:list>
                  <text:list-item>
                    <text:p text:style-name="P4">Get length of a <text:span text:style-name="T1">tick</text:span> in seconds</text:p>
                  </text:list-item>
                </text:list>
              </text:list-item>
            </text:list>
            <text:list text:style-name="L3">
              <text:list-item>
                <text:p text:style-name="P3">A few others (not many) for <text:span text:style-name="T1">lock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cheduling a for loop</text:p>
          </draw:text-box>
        </draw:frame>
        <draw:frame presentation:style-name="pr5" draw:text-style-name="P3" draw:layer="layout" svg:width="25.199cm" svg:height="14.588cm" svg:x="1.4cm" svg:y="4.507cm" presentation:class="outline" presentation:user-transformed="true">
          <draw:text-box>
            <text:list text:style-name="L3">
              <text:list-item>
                <text:p text:style-name="P3">How is work <text:span text:style-name="T1">distributed</text:span> amongst threads?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chedule(</text:span><text:span text:style-name="T1">static</text:span><text:span text:style-name="T2">)</text:span><text:span text:style-name="T5"> (optional chunk-siz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ivide iterations into <text:span text:style-name="T1">chunks</text:span>, distribute <text:span text:style-name="T1">evenly</text:span> amongst thread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chedule(</text:span><text:span text:style-name="T1">dynamic</text:span><text:span text:style-name="T2">)</text:span><text:span text:style-name="T5"> (optional chunk-siz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Queue</text:span> of chunks: threads take <text:span text:style-name="T1">next</text:span> available chun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chedule(</text:span><text:span text:style-name="T1">guided</text:span><text:span text:style-name="T2">)</text:span><text:span text:style-name="T5"> (optional chunk-siz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Like <text:span text:style-name="T2">dynamic</text:span>, but chunk size is exponentially <text:span text:style-name="T1">reduc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chedule(</text:span><text:span text:style-name="T1">runtime</text:span><text:span text:style-name="T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ollow <text:span text:style-name="T2">OMP_SCHEDULE </text:span>environment vari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duc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<text:span text:style-name="T2">reduction(op:var)</text:span> flag to an OpenMP pragma specifies a <text:span text:style-name="T2">var</text:span> that each thread contributes towards; the results are <text:span text:style-name="T1">combined</text:span> using the <text:span text:style-name="T2">op</text:span></text:p>
              </text:list-item>
            </text:list>
            <text:list text:style-name="L3">
              <text:list-item>
                <text:list>
                  <text:list-item>
                    <text:p text:style-name="P4">e.g.: finding <text:span text:style-name="T1">sum</text:span> of a vec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#pragma omp for </text:span><text:span text:style-name="T7">reduction(+:sum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for (i = 0; i &lt; num_iters; i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sum += vector[i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ps</text:span>: <text:span text:style-name="T2">sum</text:span>(+), <text:span text:style-name="T2">product</text:span>(*), <text:span text:style-name="T2">and</text:span>(&amp;&amp;), <text:span text:style-name="T2">or</text:span>(||).<text:line-break/></text:p>
                  </text:list-item>
                </text:list>
              </text:list-item>
            </text:list>
            <text:list text:style-name="L3">
              <text:list-item>
                <text:p text:style-name="P3">See <text:span text:style-name="T3">pi-leibniz.c</text:span> examp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ab2: Your own OpenMP program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deas:</text:p>
              </text:list-item>
            </text:list>
            <text:list text:style-name="L3">
              <text:list-item>
                <text:list>
                  <text:list-item>
                    <text:p text:style-name="P4">Numerical integration (like pi-leibniz.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ting fractals: see mandelbrot/ exa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ctionary/brute force encryption cracki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ime number generation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2</text:span> due <text:span text:style-name="T2">Tue 6Feb</text:span></text:p>
              </text:list-item>
            </text:list>
            <text:list text:style-name="L3">
              <text:list-item>
                <text:list>
                  <text:list-item>
                    <text:p text:style-name="P4">Design + implement your own <text:span text:style-name="T1">OpenMP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b write-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2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2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08T12:49:02</meta:creation-date>
    <dc:creator>Sean Ho</dc:creator>
    <dc:date>2007-01-25T16:09:41</dc:date>
    <dc:language>en-US</dc:language>
    <meta:editing-cycles>67</meta:editing-cycles>
    <meta:editing-duration>P1DT14H10M26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